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0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2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10-0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1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1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2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2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14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1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2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1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1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0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2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840218181818" calcext:value-type="float">
            <text:p>4.118402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337075862069" calcext:value-type="float">
            <text:p>4.29337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37936" calcext:value-type="float">
            <text:p>4.39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893903448276" calcext:value-type="float">
            <text:p>4.43893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3176" calcext:value-type="float">
            <text:p>4.39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3248" calcext:value-type="float">
            <text:p>4.22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283668965517" calcext:value-type="float">
            <text:p>3.88283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69748" calcext:value-type="float">
            <text:p>3.83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690537931034" calcext:value-type="float">
            <text:p>3.906905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84384516129" calcext:value-type="float">
            <text:p>3.7784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451613793103" calcext:value-type="float">
            <text:p>4.024516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407148387097" calcext:value-type="float">
            <text:p>3.9640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949083870968" calcext:value-type="float">
            <text:p>3.9394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5364" calcext:value-type="float">
            <text:p>4.0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237677419355" calcext:value-type="float">
            <text:p>4.0223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31624" calcext:value-type="float">
            <text:p>3.76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110993548387" calcext:value-type="float">
            <text:p>4.1611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113290322581" calcext:value-type="float">
            <text:p>4.2711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42344" calcext:value-type="float">
            <text:p>3.7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293019354839" calcext:value-type="float">
            <text:p>3.3129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004" calcext:value-type="float">
            <text:p>4.09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077657142857" calcext:value-type="float">
            <text:p>3.60077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62488888889" calcext:value-type="float">
            <text:p>3.334624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87528" calcext:value-type="float">
            <text:p>3.83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126116129032" calcext:value-type="float">
            <text:p>3.6012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66144" calcext:value-type="float">
            <text:p>3.6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4468" calcext:value-type="float">
            <text:p>3.7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90529032258" calcext:value-type="float">
            <text:p>3.7159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790683870968" calcext:value-type="float">
            <text:p>3.4579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9384" calcext:value-type="float">
            <text:p>3.1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789522580645" calcext:value-type="float">
            <text:p>3.4878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87356" calcext:value-type="float">
            <text:p>3.548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66735483871" calcext:value-type="float">
            <text:p>3.4836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350285714286" calcext:value-type="float">
            <text:p>3.5335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348" calcext:value-type="float">
            <text:p>3.80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878427586207" calcext:value-type="float">
            <text:p>3.778784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138482758621" calcext:value-type="float">
            <text:p>3.59138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740055172414" calcext:value-type="float">
            <text:p>3.92740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19256" calcext:value-type="float">
            <text:p>3.6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84808" calcext:value-type="float">
            <text:p>3.94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38868965517" calcext:value-type="float">
            <text:p>3.72738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25104" calcext:value-type="float">
            <text:p>3.37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633875862069" calcext:value-type="float">
            <text:p>3.65633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78072727273" calcext:value-type="float">
            <text:p>3.752780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2271" calcext:value-type="float">
            <text:p>3.6922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915377777778" calcext:value-type="float">
            <text:p>3.869153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232838709677" calcext:value-type="float">
            <text:p>3.5123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23112" calcext:value-type="float">
            <text:p>3.91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62152" calcext:value-type="float">
            <text:p>3.90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4976" calcext:value-type="float">
            <text:p>3.7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615948387097" calcext:value-type="float">
            <text:p>3.9061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30606451613" calcext:value-type="float">
            <text:p>3.7393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9232" calcext:value-type="float">
            <text:p>3.47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3015483871" calcext:value-type="float">
            <text:p>3.2853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678" calcext:value-type="float">
            <text:p>3.44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50167741936" calcext:value-type="float">
            <text:p>3.65750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44910344828" calcext:value-type="float">
            <text:p>3.51444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310012903226" calcext:value-type="float">
            <text:p>3.7631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338941935484" calcext:value-type="float">
            <text:p>3.6933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56896" calcext:value-type="float">
            <text:p>3.81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295238709677" calcext:value-type="float">
            <text:p>3.9329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1468" calcext:value-type="float">
            <text:p>3.87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15767741935" calcext:value-type="float">
            <text:p>3.95315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462683870968" calcext:value-type="float">
            <text:p>3.8846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03864" calcext:value-type="float">
            <text:p>3.65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984387096774" calcext:value-type="float">
            <text:p>3.7898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2112" calcext:value-type="float">
            <text:p>3.87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88464516129" calcext:value-type="float">
            <text:p>3.9808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05714285714" calcext:value-type="float">
            <text:p>3.9950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517058064516" calcext:value-type="float">
            <text:p>3.8351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051911111111" calcext:value-type="float">
            <text:p>4.040519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103969230769" calcext:value-type="float">
            <text:p>3.981039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446044444444" calcext:value-type="float">
            <text:p>3.994460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217333333333" calcext:value-type="float">
            <text:p>3.84217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779872" calcext:value-type="float">
            <text:p>3.357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026553846154" calcext:value-type="float">
            <text:p>4.000265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63542857143" calcext:value-type="float">
            <text:p>3.88663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403771428571" calcext:value-type="float">
            <text:p>3.89403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312228571429" calcext:value-type="float">
            <text:p>3.86312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6096170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660571428571" calcext:value-type="float">
            <text:p>3.8666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66" meta:object-count="0"/>
    <meta:user-defined meta:name="AppVersion">3.0</meta:user-defined>
  </office:meta>
</office:document-meta>
</file>